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/>
    </style:style>
    <style:style style:name="T1" style:family="text">
      <style:text-properties officeooo:rsid="00077d9a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solid" style:text-line-through-type="single" officeooo:rsid="00077d9a"/>
    </style:style>
    <style:style style:name="T4" style:family="text">
      <style:text-properties officeooo:rsid="000bb6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EW :</text:p>
      <text:p text:style-name="Standard"><text:s text:c="4"/>EQ :</text:p>
      <text:p text:style-name="Standard"><text:tab/><text:span text:style-name="T2">Nowa zakładka dla </text:span><text:span text:style-name="T3">składników </text:span><text:span text:style-name="T2">do craftu</text:span></text:p>
      <text:p text:style-name="Standard"><text:tab/>Przerobić system odporności na normalne numerki(Nie części dziesiętne)</text:p>
      <text:p text:style-name="Standard"><text:tab/><text:span text:style-name="T2">Itemki powinny mieć napisane z jakiego są materiału</text:span></text:p>
      <text:p text:style-name="Standard"><text:tab/><text:span text:style-name="T2">Itemki powinny mieć wypisane durability na slocie</text:span></text:p>
      <text:p text:style-name="Standard"><text:tab/><text:span text:style-name="T2">Pasek ceny powninen być mniejszy + zawierać ikone waluty</text:span></text:p>
      <text:p text:style-name="Standard"><text:tab/><text:span text:style-name="T2">Dodać skalowanie mocy itemu z jego materiałem</text:span></text:p>
      <text:p text:style-name="Standard"><text:tab/>Dodać informacje na temat obsługi menu w odpowiednich paskach</text:p>
      <text:p text:style-name="Standard"><text:tab/><text:span text:style-name="T2">Itemy przywracające powiny mieć w statytystykach że leczą</text:span></text:p>
      <text:p text:style-name="P1"><text:tab/><text:span text:style-name="T4">Wprowadzić nowe paski categori – te są paskude</text:span></text:p>
      <text:p text:style-name="P1"><text:tab/><text:span text:style-name="T4">Miejsce kluczy – nie są komponentami</text:span></text:p>
      <text:p text:style-name="Standard"/>
      <text:p text:style-name="Standard"><text:s text:c="4"/>Craft:</text:p>
      <text:p text:style-name="Standard"><text:tab/>Dodać do craftu możliwość stworzenia itemów z lepszych mateirałów po zwiększonym koszcie</text:p>
      <text:p text:style-name="Standard"><text:tab/><text:span text:style-name="T2">Rozważyć dodanie osobnego mateirału dla itemków które można zjesc</text:span></text:p>
      <text:p text:style-name="Standard"><text:tab/>Dołożyć zaplanowane wczeniej nowe przedmioty/</text:p>
      <text:p text:style-name="Standard"><text:tab/>Sprawdzić składniki do kraftu i przpisy </text:p>
      <text:p text:style-name="Standard"/>
      <text:p text:style-name="Standard"/>
      <text:p text:style-name="Standard"><text:s text:c="4"/>Enemy:</text:p>
      <text:p text:style-name="Standard"><text:tab/>Wymyśleć poprawki w dropieniu itemów z przeciwników</text:p>
      <text:p text:style-name="Standard"/>
      <text:p text:style-name="Standard"><text:s text:c="8"/></text:p>
      <text:p text:style-name="Standard"><text:s text:c="4"/>Gameplay:</text:p>
      <text:p text:style-name="Standard"><text:tab/>Przyjrzeć się generowaniu w segmenice</text:p>
      <text:p text:style-name="Standard"><text:tab/>Dołożyć ekran ładowania podczas genereowania</text:p>
      <text:p text:style-name="Standard"><text:tab/>Schować wygenereowane elementy tak żeby nie generwały się kilkukrotnie</text:p>
      <text:p text:style-name="Standard"><text:tab/>Poprawić ten brzydki klocek z magii ziemi</text:p>
      <text:p text:style-name="Standard"/>
      <text:p text:style-name="Standard"/>
      <text:p text:style-name="Standard">BUGFIX :</text:p>
      <text:p text:style-name="Standard"><text:s text:c="3"/>Przewijanie w jednej zakładce nie działa prawidłowo klocek wyskakuje w sciane</text:p>
      <text:p text:style-name="Standard"><text:s text:c="3"/>(!)W zakładce Skilli w 2 rzedzie rzuca out_of_bound po nacisnieciu w prawo</text:p>
      <text:p text:style-name="Standard"><text:s text:c="3"/>(?)Itemki z craftu nie powinny mieć premii</text:p>
      <text:p text:style-name="Standard"><text:s text:c="3"/>(!)Itemki nie skalują się z rzeczywistymi wartościami</text:p>
      <text:p text:style-name="Standard"><text:s text:c="3"/>(?)Wyeliminować przeciwników chodzących tyłem</text:p>
      <text:p text:style-name="Standard"><text:s text:c="3"/>(?)Poprawić mobkom omijanie przeszkód poprzez poprawkę w CollisionBoxie</text:p>
      <text:p text:style-name="Standard"><text:s text:c="3"/>Itemki nie mogą pozostawać nad bohaterem</text:p>
      <text:p text:style-name="Standard"><text:s text:c="3"/>(?)Trochnalis ma problem z animacją w prawo </text:p>
      <text:p text:style-name="Standard"><text:s text:c="3"/>(!)Przy zmianie planszy FLA-S próbował skorzystać ze zwolnionej uprzednio instancji Astara</text:p>
      <text:p text:style-name="Standard"/>
      <text:p text:style-name="Standard"/>
      <text:p text:style-name="Standard">STATUS GRY : NIE GRYWALNA - Błędy krytycz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ＭＳ 明朝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ＭＳ 明朝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3:07:26.408000000</meta:creation-date>
    <dc:date>2019-03-10T15:10:38.297000000</dc:date>
    <meta:editing-duration>PT22M37S</meta:editing-duration>
    <meta:editing-cycles>2</meta:editing-cycles>
    <meta:generator>LibreOffice/6.2.0.3$Windows_X86_64 LibreOffice_project/98c6a8a1c6c7b144ce3cc729e34964b47ce25d62</meta:generator>
    <meta:document-statistic meta:table-count="0" meta:image-count="0" meta:object-count="0" meta:page-count="1" meta:paragraph-count="36" meta:word-count="229" meta:character-count="1677" meta:non-whitespace-character-count="1409"/>
  </office:meta>
</office:document-meta>
</file>